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XBeanServiceUnitAnalyzer.getBeanFactoryPostProcessors( String absolut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XBeanServiceUnitAnalyzer.init( File explodedServiceUnitRoo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bstractXBeanServiceUnitAnalyzer.getProvides( Endpoint endpoi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XBeanServiceUnitAnalyzer.getProvi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XBeanServiceUnitAnalyzer.getConsu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